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Frame_20_contents">
      <style:text-properties fo:color="#c9211e" loext:opacity="100%" fo:font-weight="bold" style:font-weight-asian="bold" style:font-weight-complex="bold"/>
    </style:style>
    <style:style style:name="P8" style:family="paragraph" style:parent-style-name="Text_20_body">
      <style:text-properties officeooo:paragraph-rsid="0024fa33"/>
    </style:style>
    <style:style style:name="P9" style:family="paragraph" style:parent-style-name="Heading_20_2">
      <style:paragraph-properties fo:break-before="page"/>
      <style:text-properties officeooo:rsid="002afdae" officeooo:paragraph-rsid="002afdae"/>
    </style:style>
    <style:style style:name="P10" style:family="paragraph" style:parent-style-name="Heading_20_3">
      <style:text-properties officeooo:rsid="0028298d" officeooo:paragraph-rsid="0028298d"/>
    </style:style>
    <style:style style:name="P11" style:family="paragraph" style:parent-style-name="Heading_20_3">
      <style:text-properties officeooo:rsid="0024fa33" officeooo:paragraph-rsid="0024fa33"/>
    </style:style>
    <style:style style:name="P12" style:family="paragraph" style:parent-style-name="Text_20_body">
      <style:text-properties officeooo:rsid="0024fa33" officeooo:paragraph-rsid="0024fa33"/>
    </style:style>
    <style:style style:name="P13" style:family="paragraph" style:parent-style-name="Text_20_body">
      <style:text-properties officeooo:rsid="002afdae" officeooo:paragraph-rsid="002afdae"/>
    </style:style>
    <style:style style:name="P14" style:family="paragraph" style:parent-style-name="Text_20_body" style:list-style-name="L1">
      <style:text-properties officeooo:rsid="002afdae" officeooo:paragraph-rsid="002afdae"/>
    </style:style>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weight="bold" officeooo:rsid="0024fa33" style:font-weight-asian="bold" style:font-weight-complex="bold"/>
    </style:style>
    <style:style style:name="T4" style:family="text">
      <style:text-properties officeooo:rsid="0024fa33"/>
    </style:style>
    <style:style style:name="T5" style:family="text">
      <style:text-properties officeooo:rsid="00274cd2"/>
    </style:style>
    <style:style style:name="T6" style:family="text">
      <style:text-properties officeooo:rsid="002909a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Archive</text:h>
      <text:p text:style-name="P13">Archive CI job operates by archiving the workspace in the repository into artifact archives file for upload and archive purposes. This job is mainly designed for external CI job run where the workspace is archived for product extractions, debugging and analytics purposes.</text:p>
      <text:p text:style-name="P13"/>
      <text:p text:style-name="P13">This job generates 2 output types:</text:p>
      <text:list text:style-name="L1">
        <text:list-item>
          <text:p text:style-name="P14"><text:span text:style-name="T2">artifact-build_${PROJECT_OS}-${PROJECT_ARCH}</text:span> – house artifacts usually for product extractions; AND</text:p>
        </text:list-item>
        <text:list-item>
          <text:p text:style-name="P14"><text:span text:style-name="T2">artifact-workspace_${PROJECT_OS}-${PROJECT_ARCH}</text:span> – house development artifacts for debugging and analytic purposes.</text:p>
        </text:list-item>
      </text:list>
      <text:p text:style-name="P13"/>
      <text:h text:style-name="P10" text:outline-level="3">Operating Mechanism</text:h>
      <text:p text:style-name="Text_20_body">This CI Job executes in series. Parallel executions is <text:span text:style-name="T5">unavailable.</text:span></text:p>
      <text:p text:style-name="Text_20_body"/>
      <text:h text:style-name="P11" text:outline-level="3">No Customization</text:h>
      <text:p text:style-name="P8"><text:span text:style-name="T4">Due to simplicity sake, </text:span><text:span text:style-name="T3">this job does not offer any <text:s/>CI customizatio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0</text:page-number><text:s/><text:span text:style-name="MT1">of </text:span><text:page-count>1</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24.2.1.2$Linux_X86_64 LibreOffice_project/db4def46b0453cc22e2d0305797cf981b68ef5ac</meta:generator>
    <meta:editing-duration>PT22H13M43S</meta:editing-duration>
    <meta:editing-cycles>29</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4-03-21T11:23:45.201622306</dc:date>
    <dc:creator>Kean Ho Chew</dc:creator>
    <meta:document-statistic meta:table-count="0" meta:image-count="0" meta:object-count="0" meta:page-count="1" meta:paragraph-count="14" meta:word-count="124" meta:character-count="889" meta:non-whitespace-character-count="781"/>
    <meta:template xlink:type="simple" xlink:actuate="onRequest" xlink:title="Official Book" xlink:href="../../templates/Book.ott" meta:date="2023-11-17T20:33:17.245827505"/>
  </office:meta>
</office:document-meta>
</file>